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</office:font-face-decls>
  <office:automatic-styles>
    <style:style style:name="P1" style:family="paragraph" style:parent-style-name="Standard" style:list-style-name="WWNum2">
      <loext:graphic-properties draw:fill="solid" draw:fill-color="#ffffff"/>
      <style:paragraph-properties fo:margin-left="0.5in" fo:margin-right="0in" fo:margin-top="0.139in" fo:margin-bottom="0.1665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1">
      <loext:graphic-properties draw:fill="solid" draw:fill-color="#ffffff"/>
      <style:paragraph-properties fo:margin-left="0.5in" fo:margin-right="0in" fo:margin-top="0.139in" fo:margin-bottom="0in" loext:contextual-spacing="false" fo:line-height="100%" fo:text-indent="-0.25in" style:auto-text-indent="false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5" style:family="paragraph" style:parent-style-name="Standard">
      <loext:graphic-properties draw:fill="solid" draw:fill-color="#ffffff"/>
      <style:paragraph-properties fo:margin-top="0.139in" fo:margin-bottom="0.1665in" loext:contextual-spacing="false" fo:line-height="100%" fo:background-color="#ffffff"/>
      <style:text-properties style:font-name="Lobster" fo:font-size="12pt" style:font-name-asian="Lobster1" style:font-size-asian="12pt" style:font-name-complex="Lobster1" style:font-size-complex="12pt"/>
    </style:style>
    <style:style style:name="P6" style:family="paragraph" style:parent-style-name="Standard">
      <loext:graphic-properties draw:fill="solid" draw:fill-color="#ffffff"/>
      <style:paragraph-properties fo:margin-top="0.139in" fo:margin-bottom="0.1665in" loext:contextual-spacing="false" fo:line-height="100%" fo:background-color="#ffffff"/>
    </style:style>
    <style:style style:name="P7" style:family="paragraph" style:parent-style-name="Heading_20_1" style:master-page-name="Standard">
      <loext:graphic-properties draw:fill="solid" draw:fill-color="#ffffff"/>
      <style:paragraph-properties fo:margin-top="0.278in" fo:margin-bottom="0.0835in" loext:contextual-spacing="false" fo:line-height="100%" style:page-number="1" fo:background-color="#ffffff"/>
    </style:style>
    <style:style style:name="P8" style:family="paragraph" style:parent-style-name="Heading_20_2">
      <loext:graphic-properties draw:fill="solid" draw:fill-color="#ffffff"/>
      <style:paragraph-properties fo:margin-top="0.278in" fo:margin-bottom="0.0835in" loext:contextual-spacing="false" fo:line-height="100%" fo:background-color="#ffffff"/>
    </style:style>
    <style:style style:name="P9" style:family="paragraph" style:parent-style-name="Heading_20_2">
      <loext:graphic-properties draw:fill="solid" draw:fill-color="#ffffff"/>
      <style:paragraph-properties fo:margin-top="0.25in" fo:margin-bottom="0.0835in" loext:contextual-spacing="false" fo:line-height="100%" fo:background-color="#ffffff"/>
    </style:style>
    <style:style style:name="T1" style:family="text">
      <style:text-properties style:font-name="Lobster" fo:font-size="22pt" style:font-name-asian="Lobster1" style:font-size-asian="22pt" style:font-name-complex="Lobster1" style:font-size-complex="22pt"/>
    </style:style>
    <style:style style:name="T2" style:family="text">
      <style:text-properties style:font-name="Lobster" fo:font-size="18pt" style:font-name-asian="Lobster1" style:font-size-asian="18pt" style:font-name-complex="Lobster1" style:font-size-complex="18pt"/>
    </style:style>
    <style:style style:name="T3" style:family="text">
      <style:text-properties style:font-name="Lobster" fo:font-size="12pt" style:font-name-asian="Lobster1" style:font-size-asian="12pt" style:font-name-complex="Lobster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ri66ytm7ap0"/><text:span text:style-name="T1">FRANCÚZSKO - jazyk, kultúra, zvyky a tradície</text:span></text:p>
      <text:p text:style-name="P8"><text:bookmark text:name="_f0lxlcbrp8n9"/><text:span text:style-name="T2">FRANCÚZSKY JAZYK</text:span></text:p>
      <text:list xml:id="list1903251996" text:style-name="WWNum2">
        <text:list-item>
          <text:p text:style-name="P1"><text:span text:style-name="T3">úradný jazyk v mnohých krajinách ako Francúzsko a Kanada</text:span></text:p>
        </text:list-item>
      </text:list>
      <text:p text:style-name="P9"><text:bookmark text:name="_cdqnpp3r0a83"/><text:span text:style-name="T2">KULTÚRA, ZVYKY A TRADÍCIE</text:span></text:p>
      <text:list xml:id="list329497444" text:style-name="WWNum1">
        <text:list-item>
          <text:p text:style-name="P2"><text:span text:style-name="T3">najnavštevovanejšia a najobľúbenejšia turistická destinácia na svete s 80-miliónmi cudzincov ročne</text:span></text:p>
        </text:list-item>
        <text:list-item>
          <text:p text:style-name="P3"><text:span text:style-name="T3">krajina so špecifickou kulinárskou tradíciou a zaužívanou kultúrou stolovania a stravovania, ktorej sa prikladá veľký význam</text:span></text:p>
        </text:list-item>
        <text:list-item>
          <text:p text:style-name="P3"><text:span text:style-name="T3">jesť by sa malo vždy s príborom (aj v reštaurácii s rýchlym občerstvením) - jesť rukami na ulici, teda na verejnosti, je pokladané za veľmi neslušné</text:span></text:p>
        </text:list-item>
        <text:list-item>
          <text:p text:style-name="P3"><text:span text:style-name="T3">ak chcete zaplatiť účet v reštaurácii mávanie na čašníka je pokladané za veľmi neslušné a arogantné (najlepšie požiadate obsluhu o účet gestom, akoby ste písali)</text:span></text:p>
        </text:list-item>
        <text:list-item>
          <text:p text:style-name="P3"><text:span text:style-name="T3">pozvanie do francúzskej domácnosti nie je bežné (je skôr prejavom uznania a priateľstva), svojich hostí väčšinou Francúzi pozývajú do reštaurácií</text:span></text:p>
        </text:list-item>
        <text:list-item>
          <text:p text:style-name="P3"><text:span text:style-name="T3">pri stolovaní čakajte na zahájenie hostiteľom - výzve na začatie konzumácie, zdvorilé je nenechať nič na tanieri, nechať ruky viditeľné, no neopierať sa lakťami o stôl</text:span></text:p>
        </text:list-item>
        <text:list-item>
          <text:p text:style-name="P3"><text:span text:style-name="T3">jedlo pozostáva z viacerých chodov, ktorých súčasťou je samozrejme víno, po jedle je zvykom podávať syr</text:span></text:p>
        </text:list-item>
        <text:list-item>
          <text:p text:style-name="P3"><text:span text:style-name="T3">Francúzi sú považovaní za spoločenských a zdvorilých pôžitkárov so zmyslom pre eleganciu a vkus, avšak sú aj hrdým národom, čo sa zvykne prejavovať najmä neochotou komunikovať iným jazykom ako francúžštinou - najlepšie spravíte, ak sa aspoň budete snažiť začať konverzáciu základnými frázami po francúzsky (min. jednu si určite zapamätajte a zdvorilo použite “Parlez-vous Anglais?”)</text:span></text:p>
        </text:list-item>
        <text:list-item>
          <text:p text:style-name="P3"><text:span text:style-name="T3">Francúzi sa tešia preukázanej úcte, pochvale ich kultúry či vyjadreniu emócií (nie však pri formálnych stretnutiach)</text:span></text:p>
        </text:list-item>
        <text:list-item>
          <text:p text:style-name="P3"><text:span text:style-name="T3">nezľaknite sa príliš osobných otázok - nie sú to zlé spôsoby, ale prejavujú tým o vás záujem</text:span></text:p>
        </text:list-item>
        <text:list-item>
          <text:p text:style-name="P3"><text:span text:style-name="T3">Francúzi sprevádzajú konverzáciu temperamentnou gestikuláciou, reč tela je súčasťou konverzácie</text:span></text:p>
        </text:list-item>
        <text:list-item>
          <text:p text:style-name="P4"><text:span text:style-name="T3">vo Francúzsku majú krátky pracovný týždeň (35 hodín) a Francúzi sa držia hesla, že pracujú preto, aby mohli žiť, nie naopak</text:span></text:p>
        </text:list-item>
      </text:list>
      <text:p text:style-name="P5"/>
      <text:p text:style-name="P6"><text:span text:style-name="T3">niggerballs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obster" svg:font-family="Lobst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az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az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obster" fo:font-family="Lobster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obster" fo:font-family="Lobster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295" meta:character-count="1923" meta:non-whitespace-character-count="1658"/>
    <meta:generator>LibreOfficeDev/6.0.5.2$Linux_X86_64 LibreOffice_project/</meta:generator>
  </office:meta>
</office:document-meta>
</file>